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aaa" officeooo:paragraph-rsid="00040aaa"/>
    </style:style>
    <style:style style:name="P2" style:family="paragraph" style:parent-style-name="Standard">
      <style:text-properties style:font-name="Chandas"/>
    </style:style>
    <style:style style:name="P3" style:family="paragraph" style:parent-style-name="Standard">
      <style:paragraph-properties fo:text-align="center" style:justify-single-word="false"/>
      <style:text-properties style:font-name="Chandas"/>
    </style:style>
    <style:style style:name="P4" style:family="paragraph" style:parent-style-name="Standard">
      <style:text-properties style:font-name="Chandas" officeooo:rsid="00040aaa" officeooo:paragraph-rsid="00040aaa"/>
    </style:style>
    <style:style style:name="P5" style:family="paragraph" style:parent-style-name="Standard">
      <style:text-properties officeooo:paragraph-rsid="00040aaa"/>
    </style:style>
    <style:style style:name="T1" style:family="text">
      <style:text-properties officeooo:rsid="00040aaa"/>
    </style:style>
    <style:style style:name="T2" style:family="text">
      <style:text-properties style:font-name="Chandas"/>
    </style:style>
    <style:style style:name="T3" style:family="text">
      <style:text-properties style:font-name="Chandas" officeooo:rsid="00040a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« <text:span text:style-name="T1">A la quête de la soirée perdue »</text:span></text:p>
      <text:p text:style-name="P2"/>
      <text:p text:style-name="P4">« A la quête de la soirée perdue », est un jeu de plateforme où le joueur est un parent qui va devoir calmer ses 2 enfants, en fin de journée ...</text:p>
      <text:p text:style-name="P4">A vous de faire au mieux pour profiter d’une soirée confortable, donc !</text:p>
      <text:p text:style-name="P4"/>
      <text:p text:style-name="P5"><text:span text:style-name="T3">Vos 2 enfants sont bien énervés, mais il est l’heure d’aller se coucher ! Plusieurs missions :</text:span></text:p>
      <text:p text:style-name="P5"><text:span text:style-name="T3">- les attraper pour qu’ils aillent dans leur chambre,</text:span></text:p>
      <text:p text:style-name="P5"><text:span text:style-name="T3">- réunir les morceaux d’un livre éparpillé, pour leur raconter une belle histoire et les aider ainsi à s’endormir.</text:span></text:p>
      <text:p text:style-name="P1"><text:span text:style-name="T3">M</text:span><text:span text:style-name="T2">ais attention, votre jauge d’énergie baisse au fil du temps … Heureusement en fouillant bien, vous arrivez à trouver du vin et de chocolat qui seront un moteur pour aller au bout de vos missions, et la promesse du soirée agréable 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9T10:41:00.298082071</meta:creation-date>
    <dc:date>2021-06-29T10:52:53.796884959</dc:date>
    <meta:editing-duration>PT53S</meta:editing-duration>
    <meta:editing-cycles>1</meta:editing-cycles>
    <meta:document-statistic meta:table-count="0" meta:image-count="0" meta:object-count="0" meta:page-count="1" meta:paragraph-count="7" meta:word-count="141" meta:character-count="743" meta:non-whitespace-character-count="609"/>
    <meta:generator>LibreOffice/6.4.7.2$Linux_X86_64 LibreOffice_project/40$Build-2</meta:generator>
  </office:meta>
</office:document-meta>
</file>